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Menlo-Regular" fo:font-size="11pt" officeooo:paragraph-rsid="0006c7ad" style:font-size-asian="11pt"/>
    </style:style>
    <style:style style:name="P2" style:family="paragraph" style:parent-style-name="Standard">
      <style:paragraph-properties fo:margin-top="0.1665in" fo:margin-bottom="0.1665in" style:contextual-spacing="false" fo:line-height="138%" fo:padding="0in" fo:border="none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variant="normal" fo:text-transform="none" fo:color="#000000" loext:opacity="100%" style:text-line-through-style="none" style:text-line-through-type="none" style:font-name="Menlo-Regular" fo:font-size="11pt" fo:font-style="normal" style:text-underline-style="none" fo:font-weight="normal" officeooo:rsid="001b6649" officeooo:paragraph-rsid="0006c7ad" style:text-blinking="false" fo:background-color="transparent" style:font-size-asian="11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2eaebb" loext:opacity="100%" style:font-name="Menlo-Regular" fo:font-size="11pt" officeooo:paragraph-rsid="0006c7ad" style:font-size-asian="11pt"/>
    </style:style>
    <style:style style:name="T1" style:family="text">
      <style:text-properties officeooo:rsid="00213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ricbeat Playbook YAM<text:span text:style-name="T1">L</text:span></text:p>
      <text:p text:style-name="P2">---</text:p>
      <text:p text:style-name="P1">- name: Install metric beat</text:p>
      <text:p text:style-name="P1"><text:s text:c="2"/>hosts: webservers</text:p>
      <text:p text:style-name="P1"><text:s text:c="2"/>become: true</text:p>
      <text:p text:style-name="P1"><text:s text:c="2"/>tasks:</text:p>
      <text:p text:style-name="P3"><text:s text:c="4"/># Use command module</text:p>
      <text:p text:style-name="P1"><text:s text:c="2"/>- name: Download metricbeat</text:p>
      <text:p text:style-name="P1"><text:s text:c="4"/>command: curl -L -O https://artifacts.elastic.co/downloads/beats/metricbeat/metricbeat-7.4.0-amd64.deb</text:p>
      <text:p text:style-name="P1"/>
      <text:p text:style-name="P3"><text:s text:c="4"/># Use command module</text:p>
      <text:p text:style-name="P1"><text:s text:c="2"/>- name: install metricbeat</text:p>
      <text:p text:style-name="P1"><text:s text:c="4"/>command: dpkg -i metricbeat-7.4.0-amd64.deb</text:p>
      <text:p text:style-name="P1"/>
      <text:p text:style-name="P3"><text:s text:c="4"/># Use copy module</text:p>
      <text:p text:style-name="P1"><text:s text:c="2"/>- name: drop in metricbeat config</text:p>
      <text:p text:style-name="P1"><text:s text:c="4"/>copy:</text:p>
      <text:p text:style-name="P1"><text:s text:c="6"/>src: /etc/ansible/files/metricbeat-config.yml</text:p>
      <text:p text:style-name="P1"><text:s text:c="6"/>dest: /etc/metricbeat/metricbeat.yml</text:p>
      <text:p text:style-name="P1"/>
      <text:p text:style-name="P3"><text:s text:c="4"/># Use command module</text:p>
      <text:p text:style-name="P1"><text:s text:c="2"/>- name: enable and configure docker module for metric beat</text:p>
      <text:p text:style-name="P1"><text:s text:c="4"/>command: metricbeat modules enable docker</text:p>
      <text:p text:style-name="P1"/>
      <text:p text:style-name="P3"><text:s text:c="4"/># Use command module</text:p>
      <text:p text:style-name="P1"><text:s text:c="2"/>- name: setup metric beat</text:p>
      <text:p text:style-name="P1"><text:s text:c="4"/>command: metricbeat setup</text:p>
      <text:p text:style-name="P1"/>
      <text:p text:style-name="P3"><text:s text:c="4"/># Use command module</text:p>
      <text:p text:style-name="P1"><text:s text:c="2"/>- name: start metric beat</text:p>
      <text:p text:style-name="P1"><text:s text:c="4"/>command: service metricbeat start</text:p>
      <text:p text:style-name="P1"/>
      <text:p text:style-name="P3"><text:s text:c="4"/># Use systemd module</text:p>
      <text:p text:style-name="P1"><text:s text:c="2"/>- name: enable service metricbeat on boot</text:p>
      <text:p text:style-name="P1"><text:s text:c="4"/>systemd:</text:p>
      <text:p text:style-name="P1"><text:s text:c="6"/>name: metricbeat</text:p>
      <text:p text:style-name="P1"><text:s text:c="6"/>enabled: y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8T16:40:41.397122899</meta:creation-date>
    <dc:date>2022-03-28T16:41:09.413495546</dc:date>
    <meta:editing-duration>PT28S</meta:editing-duration>
    <meta:editing-cycles>1</meta:editing-cycles>
    <meta:generator>LibreOffice/7.2.5.2$MacOSX_X86_64 LibreOffice_project/499f9727c189e6ef3471021d6132d4c694f357e5</meta:generator>
    <meta:document-statistic meta:table-count="0" meta:image-count="0" meta:object-count="0" meta:page-count="1" meta:paragraph-count="31" meta:word-count="114" meta:character-count="927" meta:non-whitespace-character-count="744"/>
  </office:meta>
</office:document-meta>
</file>